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7317" style:font-style-asian="normal" style:font-style-complex="normal"/>
    </style:style>
    <style:style style:name="T4" style:family="text">
      <style:text-properties fo:font-style="normal" officeooo:rsid="001440d1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User Database XML Data File Format</text:p>
      <text:p text:style-name="Text_20_body">The user defined snippets database displayed and edited by CodeSnip is stored in a single XML file that references a series of associated data files that store snippets' source code.</text:p>
      <text:p text:style-name="Text_20_body">The XML data file is named <text:span text:style-name="Source_20_Text">database.xml</text:span>. There have been four different file formats to date.</text:p>
      <text:p text:style-name="Text_20_body">Each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Description</text:p>
          </table:table-cell>
        </table:table-row>
        <table:table-row>
          <table:table-cell table:style-name="Table1.A1" office:value-type="string">
            <text:p text:style-name="File_20_Content">&lt;codesnip-data&gt;</text:p>
          </table:table-cell>
          <table:table-cell table:style-name="Table1.A1" office:value-type="string">
            <text:p text:style-name="Text_20_body">Parent node for whole file. Attributes are:</text:p>
            <text:p text:style-name="Text_20_body"><text:span text:style-name="T1">watermark</text:span>: identifies file as correct type – always set to <text:span text:style-name="Source_20_Text">531257EA-1EE3-4B0F-8E46-C6E7F7140106</text:span></text:p>
            <text:p text:style-name="Text_20_body"><text:span text:style-name="T1">version</text:span>: identifies version of file – determines which tags are valid and guides reading – valid versions are 1..4</text:p>
          </table:table-cell>
        </table:table-row>
        <table:table-row>
          <table:table-cell table:style-name="Table1.A1" office:value-type="string">
            <text:p text:style-name="File_20_Content"><text:s text:c="2"/>&lt;categories&gt;</text:p>
          </table:table-cell>
          <table:table-cell table:style-name="Table1.A1" office:value-type="string">
            <text:p text:style-name="Text_20_body">Contains list of all categories.</text:p>
          </table:table-cell>
        </table:table-row>
        <table:table-row>
          <table:table-cell table:style-name="Table1.A1" office:value-type="string">
            <text:p text:style-name="File_20_Content"><text:s text:c="4"/>&lt;category&gt;</text:p>
          </table:table-cell>
          <table:table-cell table:style-name="Table1.A1" office:value-type="string">
            <text:p text:style-name="Text_20_body">Contains <text:s/>information about a category. Attributes are:</text:p>
            <text:p text:style-name="P1">id<text:span text:style-name="T2">: internal (unique) id of category</text:span>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category.</text:p>
          </table:table-cell>
        </table:table-row>
        <table:table-row>
          <table:table-cell table:style-name="Table1.A1" office:value-type="string">
            <text:p text:style-name="File_20_Content"><text:s text:c="8"/>&lt;cat-routines&gt;</text:p>
          </table:table-cell>
          <table:table-cell table:style-name="Table1.A1" office:value-type="string">
            <text:p text:style-name="Text_20_body">Contains list of name of all snippets in category. Omitted if there are no snippets in category.</text:p>
          </table:table-cell>
        </table:table-row>
        <table:table-row>
          <table:table-cell table:style-name="Table1.A1" office:value-type="string">
            <text:p text:style-name="File_20_Content"><text:s text:c="10"/>&lt;pascal-name&gt;</text:p>
          </table:table-cell>
          <table:table-cell table:style-name="Table1.A1" office:value-type="string">
            <text:p text:style-name="Text_20_body">Contains name of a snippet. One per each snippet in category. <text:span text:style-name="T2">(Must begin with a letter from the English alphabet: 'A'..'Z', 'a'..'z' or '_')</text:span></text:p>
          </table:table-cell>
        </table:table-row>
        <table:table-row>
          <table:table-cell table:style-name="Table1.A1" office:value-type="string">
            <text:p text:style-name="File_20_Content"><text:s text:c="2"/>&lt;routines&gt;</text:p>
          </table:table-cell>
          <table:table-cell table:style-name="Table1.A1" office:value-type="string">
            <text:p text:style-name="Text_20_body">Contains a list of all user defined snippets.</text:p>
          </table:table-cell>
        </table:table-row>
        <table:table-row>
          <table:table-cell table:style-name="Table1.A1" office:value-type="string">
            <text:p text:style-name="File_20_Content"><text:s text:c="4"/>&lt;routine&gt;</text:p>
          </table:table-cell>
          <table:table-cell table:style-name="Table1.A1" office:value-type="string">
            <text:p text:style-name="Text_20_body">Contains information about a snippet. One per snippet. Attributes are:</text:p>
            <text:p text:style-name="P1">name<text:span text:style-name="T2">: name of snippet (must begin with a letter from the English alphabet: 'A'..'Z', 'a'..'z' or '_')</text:span></text:p>
          </table:table-cell>
        </table:table-row>
        <table:table-row>
          <table:table-cell table:style-name="Table1.A1" office:value-type="string">
            <text:p text:style-name="File_20_Content"><text:s text:c="6"/>&lt;cat-id&gt;</text:p>
          </table:table-cell>
          <table:table-cell table:style-name="Table1.A1" office:value-type="string">
            <text:p text:style-name="Text_20_body">Id of category to which snippet belongs.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snippet</text:p>
          </table:table-cell>
        </table:table-row>
        <table:table-row>
          <table:table-cell table:style-name="Table1.A1" office:value-type="string">
            <text:p text:style-name="File_20_Content"><text:s text:c="6"/>&lt;source-code&gt;</text:p>
          </table:table-cell>
          <table:table-cell table:style-name="Table1.A1" office:value-type="string">
            <text:p text:style-name="Text_20_body">Name of file containing snippet's source code. No path included.</text:p>
          </table:table-cell>
        </table:table-row>
        <table:table-row>
          <table:table-cell table:style-name="Table1.A1" office:value-type="string">
            <text:p text:style-name="File_20_Content"><text:s text:c="6"/>&lt;comments&gt;</text:p>
          </table:table-cell>
          <table:table-cell table:style-name="Table1.A1" office:value-type="string">
            <text:p text:style-name="Text_20_body">Additional comments about snippets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&gt;</text:p>
          </table:table-cell>
          <table:table-cell table:style-name="Table1.A1" office:value-type="string">
            <text:p text:style-name="Text_20_body">Credits for snippets. May contain a single piece of text, delimited by “[“ and “]” that can form a hyperlink. URL for hyperlink provided in <text:span text:style-name="Source_20_Text">&lt;credits-url&gt;</text:span>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-url&gt;</text:p>
          </table:table-cell>
          <table:table-cell table:style-name="Table1.A1" office:value-type="string">
            <text:p text:style-name="Text_20_body">URL required by <text:span text:style-name="Source_20_Text">&lt;credits&gt;</text:span> tag. Present only if <text:soft-page-break/><text:span text:style-name="Source_20_Text">&lt;credits&gt;</text:span> requires a hyperlink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extra&gt;</text:p>
          </table:table-cell>
          <table:table-cell table:style-name="Table1.A1" office:value-type="string">
            <text:p text:style-name="Text_20_body">Additional information about a snippet. Content is REML markup. Supported only from version 2 files. File version 2 indicates REML v1, File version 3 indicates REML v2 and File version 4 indicates REML v3.</text:p>
          </table:table-cell>
        </table:table-row>
        <table:table-row>
          <table:table-cell table:style-name="Table1.A1" office:value-type="string">
            <text:p text:style-name="File_20_Content"><text:s text:c="6"/>&lt;standard-format&gt;</text:p>
          </table:table-cell>
          <table:table-cell table:style-name="Table1.A1" office:value-type="string">
            <text:p text:style-name="Text_20_body">Flag indicating if snippet is in “standard format”. Value of 1 indicates true and 0 indicates false. Supported only in v1 and v2 files - <text:span text:style-name="Source_20_Text">&lt;kind&gt;</text:span> is used instead for v3 and later – value of 1 indicates a kind of “routine” and a value of 0 indicates a kind of “freeform”.</text:p>
          </table:table-cell>
        </table:table-row>
        <table:table-row>
          <table:table-cell table:style-name="Table1.A1" office:value-type="string">
            <text:p text:style-name="File_20_Content"><text:s text:c="6"/>&lt;kind&gt;</text:p>
          </table:table-cell>
          <table:table-cell table:style-name="Table1.A1" office:value-type="string">
            <text:p text:style-name="Text_20_body">Value indicating kind of snippet. Permissible values are: “freeform”, “routine”, “type” &amp; “snippet”. Supported only from v3 files and later.</text:p>
          </table:table-cell>
        </table:table-row>
        <table:table-row>
          <table:table-cell table:style-name="Table1.A1" office:value-type="string">
            <text:p text:style-name="File_20_Content"><text:s text:c="6"/>&lt;compiler-results&gt;</text:p>
          </table:table-cell>
          <table:table-cell table:style-name="Table1.A1" office:value-type="string">
            <text:p text:style-name="Text_20_body">Contains a list of compile results for the snippet.</text:p>
          </table:table-cell>
        </table:table-row>
        <table:table-row>
          <table:table-cell table:style-name="Table1.A1" office:value-type="string">
            <text:p text:style-name="File_20_Content"><text:s text:c="8"/>&lt;compiler-result&gt;</text:p>
          </table:table-cell>
          <table:table-cell table:style-name="Table1.A1" office:value-type="string">
            <text:p text:style-name="Text_20_body">Entry for each known compile result. Attribute is:</text:p>
            <text:p text:style-name="P1">id<text:span text:style-name="T2">: identifies compiler – one of “d2”, “d3”, “d4”, “d5”, “d6”, “'d7”', “d2005”, “d2006”, “d2007”, “d2009”, “d2010”, “dXE”, “dXE2”, “dXE3”, “</text:span><text:span text:style-name="T3">dXE4”, “</text:span><text:span text:style-name="T4">dXE5”</text:span><text:span text:style-name="T2">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1" office:value-type="string">
            <text:p text:style-name="File_20_Content"><text:s text:c="6"/>&lt;units&gt;</text:p>
          </table:table-cell>
          <table:table-cell table:style-name="Table1.A1" office:value-type="string">
            <text:p text:style-name="Text_20_body">List of required uni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unit within unit list.</text:p>
          </table:table-cell>
        </table:table-row>
        <table:table-row>
          <table:table-cell table:style-name="Table1.A1" office:value-type="string">
            <text:p text:style-name="File_20_Content"><text:s text:c="6"/>&lt;depends&gt;</text:p>
          </table:table-cell>
          <table:table-cell table:style-name="Table1.A1" office:value-type="string">
            <text:p text:style-name="Text_20_body">List of requir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depends list.</text:p>
          </table:table-cell>
        </table:table-row>
        <table:table-row>
          <table:table-cell table:style-name="Table1.A1" office:value-type="string">
            <text:p text:style-name="File_20_Content"><text:s text:c="6"/>&lt;xref&gt;</text:p>
          </table:table-cell>
          <table:table-cell table:style-name="Table1.A1" office:value-type="string">
            <text:p text:style-name="Text_20_body">List of cross-referenc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cross-reference list.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 style:contextual-spacing="false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 style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12 Sep 13</text:modification-date> <text:modification-time style:data-style-name="N40">01:38</text:modification-time><text:tab/><text:tab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Johnson</meta:initial-creator>
    <meta:creation-date>2009-06-20T03:33:10.59</meta:creation-date>
    <dc:date>2013-09-12T01:38:21.15</dc:date>
    <meta:editing-duration>PT8H23M29S</meta:editing-duration>
    <meta:editing-cycles>40</meta:editing-cycles>
    <meta:generator>LibreOffice/4.0.3.3$Windows_x86 LibreOffice_project/0eaa50a932c8f2199a615e1eb30f7ac74279539</meta:generator>
    <meta:document-statistic meta:table-count="1" meta:image-count="0" meta:object-count="0" meta:page-count="2" meta:paragraph-count="63" meta:word-count="502" meta:character-count="3358" meta:non-whitespace-character-count="2766"/>
    <meta:user-defined meta:name="Info 1"/>
    <meta:user-defined meta:name="Info 2"/>
    <meta:user-defined meta:name="Info 3"/>
    <meta:user-defined meta:name="Info 4"/>
  </office:meta>
</office:document-meta>
</file>